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margin-left="0.212cm" fo:margin-right="0.212cm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a xlink:type="simple" xlink:href="https://obrazovaka.ru/biblioteka/chehov/rasskaz-nalim-chitat-online" text:style-name="Internet_20_link" text:visited-style-name="Visited_20_Internet_20_Link">Налим</text:a></text:h>
      <text:section text:style-name="Sect1" text:name="content">
        <text:section text:style-name="Sect1" text:name="Раздел1">
          <text:p text:style-name="Text_20_body"><text:bookmark text:name="content-main"/>Летнее утро. В воздухе тишина; только поскрипывает на берегу кузнечик да где-то робко мурлыкает орличка. На небе неподвижно стоят перистые облака, похожие на рассыпанный снег… Около строящейся купальни, под зелеными ветвями ивняка, барахтается в воде плотник Герасим, высокий, тощий мужик с рыжей курчавой головой и с лицом, поросшим волосами. Он пыхтит, отдувается и, сильно мигая глазами, старается достать что-то из-под корней ивняка. Лицо его покрыто потом. На сажень от Герасима, по горло в воде, стоит плотник Любим, молодой горбатый мужик с треугольным лицом и с узкими, китайскими глазками. Как Герасим, так и Любим, оба в рубахах и портах. Оба посипели от холода, потому что уж больше часа сидят в воде…</text:p>
          <text:p text:style-name="Text_20_body">— Да что ты всё рукой тычешь? — кричит горбатый Любим, дрожа как в лихорадке. — Голова ты садовая! Ты держи его, держи, а то уйдет, анафема! Держи, говорю!</text:p>
          <text:p text:style-name="Text_20_body">— Не уйдет… Куда ему уйтить? Он под корягу забился… — говорит Герасим охрипшим, глухим басом, идущим не из гортани, а из глубины живота. — Скользкий, шут, и ухватить не за что.</text:p>
          <text:p text:style-name="Text_20_body">— Ты за зебры хватай, за зебры!</text:p>
          <text:p text:style-name="Text_20_body">— Не видать жабров-то… Постой, ухватил за что-то… За губу ухватил… Кусается, шут!</text:p>
          <text:p text:style-name="Text_20_body">— Не тащи за губу, не тащи — выпустишь! За зебры хватай его, за зебры хватай! Опять почал рукой тыкать! Да и беспонятный же мужик, прости царица небесная! Хватай!</text:p>
          <text:p text:style-name="Text_20_body">— «Хватай»… — дразнит Герасим. — Командер какой нашелся… Шел бы да и хватал бы сам, горбатый чёрт… Чего стоишь?</text:p>
          <text:p text:style-name="Text_20_body">— Ухватил бы я, коли б можно было… Нешто при моей низкой комплекцыи можно под берегом стоять? Там глыбоко!</text:p>
          <text:p text:style-name="Text_20_body">— Ничего, что глыбоко… Ты вплавь…</text:p>
          <text:p text:style-name="Text_20_body">Горбач взмахивает руками, подплывает к Герасиму и хватается за ветки. При первой же попытке стать на ноги, он погружается с головой и пускает пузыри.</text:p>
          <text:p text:style-name="Text_20_body">— Говорил же, что глыбоко! — говорит он, сердито вращая белками. — На шею тебе сяду, что ли?</text:p>
          <text:p text:style-name="Text_20_body">— А ты на корягу стань… Коряг много, словно лестница…</text:p>
          <text:p text:style-name="Text_20_body">Горбач нащупывает пяткой корягу и, крепко ухватившись сразу за несколько веток, становится на нее… Совладавши с равновесием и укрепившись на новой позиции, он изгибается и, стараясь не набрать в рот воды, начинает правой рукой шарить между корягами. Путаясь в водорослях, скользя по мху, покрывающему коряги, рука его наскакивает на колючие клешни рака…</text:p>
          <text:p text:style-name="Text_20_body">— Тебя еще тут, чёрта, не видали! — говорит Любим и со злобой выбрасывает на берег рака.</text:p>
          <text:p text:style-name="Text_20_body">Наконец, рука его нащупывает руку Герасима и, спускаясь по ней, доходит до чего-то склизкого, холодного.</text:p>
          <text:p text:style-name="Text_20_body"><text:soft-page-break/>— Во-от он!.. — улыбается Любим. — Зда-аровый, шут… Оттопырь-ка пальцы, я его сичас… за зебры… Постой, не толкай локтем… я его сичас… сичас, дай только взяться… Далече, шут, под корягу забился, не за что и ухватиться… Не доберешься до головы… Пузо одно только и слыхать… Убей мне на шее комара — жжет! Я сичас… под зебры его… Заходи сбоку, пхай его, пхай! Шпыняй его пальцем!</text:p>
          <text:p text:style-name="Text_20_body">Горбач, надув щеки, притаив дыхание, вытаращивает глаза и, по-видимому, уже залезает пальцами «под зебры», но тут ветки, за которые цепляется его левая рука, обрываются, и он, потеряв равновесие, — бултых в воду! Словно испуганные, бегут от берега волнистые круги и на месте падения вскакивают пузыри. Горбач выплывает и, фыркая, хватается за ветки.</text:p>
          <text:p text:style-name="Text_20_body">— Утонешь еще, чёрт, отвечать за тебя придется!.. — хрипит Герасим. — Вылазь, ну тя к лешему! Я сам вытащу!</text:p>
          <text:p text:style-name="Text_20_body">Начинается ругань… А солнце печет и печет. Тени становятся короче и уходят в самих себя, как рога улитки… Высокая трава, пригретая солнцем, начинает испускать из себя густой, приторно-медовый запах. Уж скоро полдень, а Герасим и Любим всё еще барахтаются под ивняком. Хриплый бас и озябший, визгливый тенор неугомонно нарушают тишину летнего дня.</text:p>
          <text:p text:style-name="Text_20_body">— Тащи его за зебры, тащи! Постой, я его выпихну! Да куда суешься-то с кулачищем? Ты пальцем, а не кулаком — рыло! Заходи сбоку! Слева заходи, слева, а то вправе колдобина! Угодишь к лешему на ужин! Тяни за губу!</text:p>
          <text:p text:style-name="Text_20_body">Слышится хлопанье бича… По отлогому берегу к водопою лениво плетется стадо, гонимое пастухом Ефимом. Пастух, дряхлый старик с одним глазом и покривившимся ртом, идет, понуря голову, и глядит себе под ноги. Первыми подходят к воде овцы, за ними лошади, за лошадьми коровы.</text:p>
          <text:p text:style-name="Text_20_body">— Потолкай его из-под низу! — слышит он голос Любима. — Просунь палец! Да ты глухой, чё-ёрт, что ли? Тьфу!</text:p>
          <text:p text:style-name="Text_20_body">— Кого это вы, братцы? — кричит Ефим.</text:p>
          <text:p text:style-name="Text_20_body">— Налима! Никак не вытащим! Под корягу забился! Заходи сбоку! Заходи, заходи!</text:p>
          <text:p text:style-name="Text_20_body">Ефим минуту щурит свой глаз на рыболовов, затем снимает лапти, сбрасывает с плеч мешочек и снимает рубаху. Сбросить порты не хватает у него терпения, и он, перекрестясь, балансируя худыми, темными руками, лезет в портах в воду… Шагов пятьдесят он проходит по илистому дну, но затем пускается вплавь.</text:p>
          <text:p text:style-name="Text_20_body">— Постой, ребятушки! — кричит он. — Постой! Не вытаскивайте его зря, упустите. Надо умеючи!..</text:p>
          <text:p text:style-name="Text_20_body">Ефим присоединяется к плотникам, и все трое, толкая друг друга локтями и коленями, пыхтя и ругаясь, толкутся на одном месте… Горбатый Любим захлебывается, и воздух оглашается резким, судорожным кашлем.</text:p>
          <text:p text:style-name="Text_20_body">— Где пастух? — слышится с берега крик. — Ефи-им! Пастух! Где ты? Стадо в сад полезло! Гони, гони из саду! Гони! Да где ж он, старый разбойник?</text:p>
          <text:p text:style-name="Text_20_body">Слышатся мужские голоса, затем женский… Из-за решетки барского сада показывается барин Андрей Андреич в халате из персидской шали и с газетой в руке… Он смотрит <text:soft-page-break/>вопросительно по направлению криков, несущихся с реки, и потом быстро семенит к купальне…</text:p>
          <text:p text:style-name="Text_20_body">— Что здесь? Кто орет? — спрашивает он строго, увидав сквозь ветви ивняка три мокрые головы рыболовов. — Что вы здесь копошитесь?</text:p>
          <text:p text:style-name="Text_20_body">— Ры… рыбку ловим… — лепечет Ефим, не поднимая головы.</text:p>
          <text:p text:style-name="Text_20_body">— А вот я тебе задам рыбку! Стадо в сад полезло, а он рыбку!.. Когда же купальня будет готова, черти? Два дня как работаете, а где ваша работа?</text:p>
          <text:p text:style-name="Text_20_body">— Бу… будет готова… — кряхтит Герасим. — Лето велико, успеешь еще, вышескородие, помыться… Пфррр… Никак вот тут с налимом не управимся… Забрался под корягу и словно в норе: ни туда ни сюда…</text:p>
          <text:p text:style-name="Text_20_body">— Налим? — спрашивает барин и глаза его подергиваются лаком. — Так тащите его скорей!</text:p>
          <text:p text:style-name="Text_20_body">— Ужо дашь полтинничек… Удружим ежели… Здоровенный налим, что твоя купчиха… Стоит, вашескородие, полтинник… за труды… Не мни его, Любим, не мни, а то замучишь! Подпирай снизу! Тащи-ка корягу кверху, добрый человек… как тебя? Кверху, а не книзу, дьявол! Не болтайте ногами!</text:p>
          <text:p text:style-name="Text_20_body">Проходит пять минут, десять… Барину становится невтерпеж.</text:p>
          <text:p text:style-name="Text_20_body">— Василий! — кричит он, повернувшись к усадьбе. — Васька! Позовите ко мне Василия!</text:p>
          <text:p text:style-name="Text_20_body">Прибегает кучер Василий. Он что-то жует и тяжело дышит.</text:p>
          <text:p text:style-name="Text_20_body">— Полезай в воду, — приказывает ему барин, — помоги им вытащить налима… Налима не вытащат!</text:p>
          <text:p text:style-name="Text_20_body">Василий быстро раздевается и лезет в воду.</text:p>
          <text:p text:style-name="Text_20_body">— Я сичас… — бормочет он. — Где налим? Я сичас… Мы это мигом! А ты бы ушел, Ефим! Нечего тебе тут, старому человеку, не в свое дело мешаться! Который тут налим? Я его сичас… Вот он! Пустите руки!</text:p>
          <text:p text:style-name="Text_20_body">— Да чего пустите руки? Сами знаем: пустите руки! А ты вытащи!</text:p>
          <text:p text:style-name="Text_20_body">— Да нешто его так вытащишь? Надо за голову!</text:p>
          <text:p text:style-name="Text_20_body">— А голова под корягой! Знамо дело, дурак!</text:p>
          <text:p text:style-name="Text_20_body">— Ну, не лай, а то влетит! Сволочь!</text:p>
          <text:p text:style-name="Text_20_body">— При господине барине и такие слова… — лепечет Ефим. — Не вытащите вы, братцы! Уж больно ловко он засел туда!</text:p>
          <text:p text:style-name="Text_20_body">— Погодите, я сейчас… — говорит барин и начинает торопливо раздеваться. — Четыре вас дурака, и налима вытащить не можете!</text:p>
          <text:p text:style-name="Text_20_body">Раздевшись, Андрей Андреич дает себе остынуть и лезет в воду. Но и его вмешательство не ведет ни к чему.</text:p>
          <text:p text:style-name="Text_20_body">— Подрубить корягу надо! — решает, наконец, Любим. — Герасим, сходи за топором! Топор подайте!</text:p>
          <text:p text:style-name="Text_20_body"><text:soft-page-break/>— Пальцев-то себе не отрубите! — говорит барин, когда слышатся подводные удары топора о корягу. — Ефим, пошел вон отсюда! Постойте, я налима вытащу… Вы не тово…</text:p>
          <text:p text:style-name="Text_20_body">Коряга подрублена. Ее слегка надламывают, и Андрей Андреич, к великому своему удовольствию, чувствует, как его пальцы лезут налиму под жабры.</text:p>
          <text:p text:style-name="Text_20_body">— Тащу, братцы! Не толпитесь… стойте… тащу!</text:p>
          <text:p text:style-name="Text_20_body">На поверхности показывается большая налимья голова и за нею черное аршинное тело. Налим тяжело ворочает хвостом и старается вырваться.</text:p>
          <text:p text:style-name="Text_20_body">— Шалишь… Дудки, брат. Попался? Ага!</text:p>
          <text:p text:style-name="Text_20_body">По всем лицам разливается медовая улыбка. Минута проходит в молчаливом созерцании.</text:p>
          <text:p text:style-name="Text_20_body">— Знатный налим! — лепечет Ефим, почесывая под ключицами. — Чай, фунтов десять будет…</text:p>
          <text:p text:style-name="Text_20_body">— Н-да… — соглашается барин. — Печенка-то так и отдувается. Так и прет ее из нутра. А… ах!</text:p>
          <text:p text:style-name="Text_20_body">Налим вдруг неожиданно делает резкое движение хвостом вверх и рыболовы слышат сильный плеск… Все растопыривают руки, но уже поздно; налим — поминай как звали. </text:p>
        </text:section>
      </text:section>
      <text:p text:style-name="Text_20_body">Подробнее: <text:a xlink:type="simple" xlink:href="https://obrazovaka.ru/biblioteka/chehov/rasskaz-nalim-chitat-online/rasskaz" text:style-name="Internet_20_link" text:visited-style-name="Visited_20_Internet_20_Link">https://obrazovaka.ru/biblioteka/chehov/rasskaz-nalim-chitat-online/rasskaz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29T16:36:15.955870993</meta:creation-date>
    <dc:date>2023-01-29T16:45:56.427695458</dc:date>
    <meta:editing-duration>PT9M38S</meta:editing-duration>
    <meta:editing-cycles>5</meta:editing-cycles>
    <meta:generator>LibreOffice/6.4.7.2$Linux_X86_64 LibreOffice_project/40$Build-2</meta:generator>
    <meta:print-date>2023-01-29T16:43:53.018790863</meta:print-date>
    <meta:document-statistic meta:table-count="0" meta:image-count="0" meta:object-count="0" meta:page-count="4" meta:paragraph-count="60" meta:word-count="1282" meta:character-count="8298" meta:non-whitespace-character-count="6985"/>
  </office:meta>
</office:document-meta>
</file>